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  <style:text-properties fo:language="sv" fo:country="SE"/>
    </style:style>
    <style:style style:name="P2" style:parent-style-name="Normal" style:family="paragraph">
      <style:text-properties fo:language="sv" fo:country="SE"/>
    </style:style>
    <style:style style:name="P3" style:parent-style-name="Normal" style:family="paragraph">
      <style:text-properties fo:language="sv" fo:country="SE"/>
    </style:style>
    <style:style style:name="P4" style:parent-style-name="Normal" style:family="paragraph">
      <style:text-properties fo:language="sv" fo:country="SE"/>
    </style:style>
    <style:style style:name="P5" style:parent-style-name="ListParagraph" style:list-style-name="LFO1" style:family="paragraph">
      <style:text-properties fo:language="sv" fo:country="SE"/>
    </style:style>
    <style:style style:name="P6" style:parent-style-name="ListParagraph" style:list-style-name="LFO1" style:family="paragraph">
      <style:text-properties fo:language="sv" fo:country="SE"/>
    </style:style>
    <style:style style:name="P7" style:parent-style-name="ListParagraph" style:list-style-name="LFO1" style:family="paragraph">
      <style:text-properties fo:language="sv" fo:country="SE"/>
    </style:style>
    <style:style style:name="P8" style:parent-style-name="ListParagraph" style:list-style-name="LFO1" style:family="paragraph">
      <style:text-properties fo:language="sv" fo:country="SE"/>
    </style:style>
    <style:style style:name="P9" style:parent-style-name="ListParagraph" style:list-style-name="LFO1" style:family="paragraph">
      <style:text-properties fo:language="sv" fo:country="SE"/>
    </style:style>
    <style:style style:name="P10" style:parent-style-name="ListParagraph" style:list-style-name="LFO1" style:family="paragraph">
      <style:text-properties fo:language="sv" fo:country="SE"/>
    </style:style>
    <style:style style:name="P11" style:parent-style-name="ListParagraph" style:list-style-name="LFO1" style:family="paragraph">
      <style:text-properties fo:language="sv" fo:country="SE"/>
    </style:style>
    <style:style style:name="P12" style:parent-style-name="Normal" style:family="paragraph">
      <style:text-properties fo:language="sv" fo:country="SE"/>
    </style:style>
    <style:style style:name="T13" style:parent-style-name="DefaultParagraphFont" style:family="text">
      <style:text-properties fo:language="sv" fo:country="SE"/>
    </style:style>
  </office:automatic-styles>
  <office:body>
    <office:text text:use-soft-page-breaks="true">
      <text:p text:style-name="P1">Projektplanering<text:s/></text:p>
      <text:p text:style-name="P2"/>
      <text:p text:style-name="P3">Min planering inför arbetet ser ut så här:</text:p>
      <text:p text:style-name="P4">Steg:<text:line-break/></text:p>
      <text:list text:style-name="LFO1" text:continue-numbering="true">
        <text:list-item>
          <text:p text:style-name="P5">Välj<text:s/>en fördjupning</text:p>
        </text:list-item>
        <text:list-item>
          <text:p text:style-name="P6">Hitta relevant information om fördjupningen som du kan följa för att börja med projektet</text:p>
        </text:list-item>
        <text:list-item>
          <text:p text:style-name="P7">Lägg till extra delar som uppfyller krav som websidan ska ha</text:p>
        </text:list-item>
        <text:list-item>
          <text:p text:style-name="P8">Kolla licensen på kodexempel som har används och se om det passar för ditt skolprojekt<text:s/></text:p>
        </text:list-item>
        <text:list-item>
          <text:p text:style-name="P9">Välj en licens som passar ditt arbete</text:p>
        </text:list-item>
        <text:list-item>
          <text:p text:style-name="P10">Använd Github för att göra den tillgänglig för allmänheten</text:p>
        </text:list-item>
        <text:list-item>
          <text:p text:style-name="P11">Skriv en rapport över ditt arbete</text:p>
        </text:list-item>
      </text:list>
      <text:p text:style-name="P12"/>
      <text:p text:style-name="Normal"><text:span text:style-name="T13">Jag har valt att föra ett rit spel med canvas och har börjat fördjupa mig inom det området. Jag ser inte att jag behöver någon hjälp med det. <text:s/>Om det är något steg jag har missat säg gärna de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ilda Salmeling</meta:initial-creator>
    <dc:creator>Wilda Salmeling</dc:creator>
    <meta:creation-date>2023-11-08T20:10:00Z</meta:creation-date>
    <dc:date>2023-11-08T20:10:00Z</dc:date>
    <meta:template xlink:href="Normal" xlink:type="simple"/>
    <meta:editing-cycles>2</meta:editing-cycles>
    <meta:editing-duration>PT0S</meta:editing-duration>
    <meta:document-statistic meta:page-count="1" meta:paragraph-count="1" meta:word-count="97" meta:character-count="652" meta:row-count="4" meta:non-whitespace-character-count="556"/>
  </office:meta>
</office:document-meta>
</file>